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Standard">
      <style:text-properties fo:font-size="17.1000003814697pt" officeooo:paragraph-rsid="003eca14" style:font-size-asian="15pt" style:font-size-complex="17.1000003814697pt"/>
    </style:style>
    <style:style style:name="T1" style:family="text">
      <style:text-properties officeooo:rsid="002031a6"/>
    </style:style>
    <style:style style:name="T2" style:family="text">
      <style:text-properties officeooo:rsid="002445e8"/>
    </style:style>
    <style:style style:name="T3" style:family="text">
      <style:text-properties officeooo:rsid="0025c8e0"/>
    </style:style>
    <style:style style:name="T4" style:family="text">
      <style:text-properties officeooo:rsid="00277562"/>
    </style:style>
    <style:style style:name="T5" style:family="text">
      <style:text-properties officeooo:rsid="002c2b16"/>
    </style:style>
    <style:style style:name="T6" style:family="text">
      <style:text-properties officeooo:rsid="003fda28"/>
    </style:style>
    <style:style style:name="T7" style:family="text">
      <style:text-properties officeooo:rsid="00408c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品川プリンスホテルの最上階のバーラウンジでマティーニを飲んでいる。</text:p>
      <text:p text:style-name="P1">　あの災禍から<text:span text:style-name="T2">4</text:span><text:span text:style-name="T1">年半が経った2月中旬、有給をとって季節外れのバケーションのため、日本に来た。</text:span></text:p>
      <text:p text:style-name="P1">　<text:span text:style-name="T2">J&amp;TではCTOまで務めた。異例のスピード出世となったが、あの災禍から私の仕事観は幾分変わったように思われる。</text:span></text:p>
      <text:p text:style-name="P1">　私は、次の<text:span text:style-name="T3">4月から、京都大学大学院工学研究科の</text:span><text:span text:style-name="T4">Ph.D. コースに進学する。現研究科長は小野寺教授だ。後に知ったが、教授の専門は農業工学と呼ばれる分野のようだ。</text:span></text:p>
      <text:p text:style-name="P1"/>
      <text:p text:style-name="P1">　<text:span text:style-name="T5">10年位は遊んで暮らせる資産はある。</text:span></text:p>
      <text:p text:style-name="P1">　遊んで暮らすのもよいが、研究者という生き方に興味を覚えたので、学問を再開してみようと思う。</text:p>
      <text:p text:style-name="P1">　</text:p>
      <text:p text:style-name="P1">　フロアが騒がしくなってきた。あれは学生か？日本の学生は金持ちのようだ。</text:p>
      <text:p text:style-name="P1"><text:soft-page-break/>　「当機は間もなく離陸いたします。」</text:p>
      <text:p text:style-name="P1"/>
      <text:p text:style-name="P1">　眼下一面に、麦のロゼットが無数に広がる。</text:p>
      <text:p text:style-name="P1"/>
      <text:p text:style-name="P2">　この国の春はまだ遠い。</text:p>
      <text:p text:style-name="P2"/>
      <text:p text:style-name="P2"/>
      <text:p text:style-name="P2"/>
      <text:p text:style-name="P2"/>
      <text:p text:style-name="P2"/>
      <text:p text:style-name="P2">　　　　　　　　　　<text:span text:style-name="T6">[Episode # 9]</text:span></text:p>
      <text:p text:style-name="P2"/>
      <text:p text:style-name="P2"/>
      <text:p text:style-name="P2"/>
      <text:p text:style-name="P2"><text:tab/><text:tab/><text:tab/><text:tab/><text:tab/><text:tab/><text:tab/><text:tab/><text:tab/><text:tab/><text:tab/><text:span text:style-name="T7">END</text:span></text:p>
      <text:p text:style-name="P2"/>
      <text:p text:style-name="P2">　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6.4cm" fo:page-height="25.7cm" style:num-format="1" style:print-orientation="landscape" fo:margin-top="2cm" fo:margin-bottom="2cm" fo:margin-left="2cm" fo:margin-right="2cm" style:writing-mode="tb-rl" style:layout-grid-color="#c0c0c0" style:layout-grid-lines="20" style:layout-grid-base-height="1.094cm" style:layout-grid-ruby-height="0.353cm" style:layout-grid-mode="both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6:47:43.545905113</meta:creation-date>
    <dc:title>原稿用紙</dc:title>
    <meta:editing-duration>PT16M36S</meta:editing-duration>
    <meta:editing-cycles>36</meta:editing-cycles>
    <meta:generator>LibreOffice/6.4.4.2$Linux_X86_64 LibreOffice_project/40$Build-2</meta:generator>
    <dc:date>2020-08-13T17:04:34.408526193</dc:date>
    <meta:document-statistic meta:table-count="0" meta:image-count="0" meta:object-count="0" meta:page-count="2" meta:paragraph-count="14" meta:word-count="353" meta:character-count="408" meta:non-whitespace-character-count="372"/>
    <meta:template xlink:type="simple" xlink:actuate="onRequest" xlink:title="原稿用紙" xlink:href="../../.config/libreoffice/4/user/template/原稿用紙1.ott" meta:date="2020-08-13T16:47:43.145475832"/>
  </office:meta>
</office:document-meta>
</file>